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inforcement Learn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ci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gent interact with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t is interest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Advanced” brutefo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45:45.832736810</meta:creation-date>
    <dc:date>2018-04-27T01:31:36.910251951</dc:date>
    <meta:editing-duration>PT8H35M40S</meta:editing-duration>
    <meta:editing-cycles>2</meta:editing-cycles>
    <meta:generator>LibreOffice/5.4.5.1$Linux_X86_64 LibreOffice_project/40m0$Build-1</meta:generator>
    <meta:document-statistic meta:object-count="41"/>
  </office:meta>
</office:document-meta>
</file>